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4FA35EE2B936E0EB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071cm, 9.155cm, 21.411cm, 11.58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3cm" svg:height="11.621cm" svg:x="0.3cm" svg:y="0.2cm">
          <draw:image xlink:href="Pictures/10000000000005E8000007E04FA35EE2B936E0E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29T17:24:46.130800365</dc:date>
    <meta:editing-duration>PT2M32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